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7.223cm" fo:min-width="15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52cm" fo:min-width="0.1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71cm" fo:min-width="0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32cm" fo:min-width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926cm" fo:min-width="2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6.061cm" fo:min-width="14.6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ff" draw:textarea-horizontal-align="justify" draw:textarea-vertical-align="middle" draw:auto-grow-height="false" fo:min-height="6.033cm" fo:min-width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3.3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1.085cm" fo:min-width="3.7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5.796cm" svg:height="7.224cm" svg:x="0.166cm" svg:y="1.229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2" svg:x1="7.997cm" svg:y1="1.229cm" svg:x2="7.997cm" svg:y2="8.452cm"><text:p/></draw:line><draw:line text:anchor-type="paragraph" draw:z-index="5" draw:name="Shape6" draw:style-name="gr2" draw:text-style-name="P2" svg:x1="9.267cm" svg:y1="3.399cm" svg:x2="13.95cm" svg:y2="3.399cm"><text:p/></draw:line><draw:line text:anchor-type="paragraph" draw:z-index="6" draw:name="Shape7" draw:style-name="gr2" draw:text-style-name="P2" svg:x1="9.241cm" svg:y1="4.563cm" svg:x2="14.136cm" svg:y2="4.563cm"><text:p/></draw:line><draw:line text:anchor-type="paragraph" draw:z-index="7" draw:name="Shape8" draw:style-name="gr2" draw:text-style-name="P2" svg:x1="9.294cm" svg:y1="5.622cm" svg:x2="14.136cm" svg:y2="5.622cm"><text:p/></draw:line><draw:frame text:anchor-type="paragraph" draw:z-index="8" draw:name="Shape9" draw:style-name="gr6" draw:text-style-name="P3" svg:width="4.79cm" svg:height="2.356cm" svg:x="2.547cm" svg:y="4.113cm"><draw:text-box><text:p>Image Slider</text:p></draw:text-box></draw:frame><draw:frame text:anchor-type="paragraph" draw:z-index="9" draw:name="Shape10" draw:style-name="gr7" draw:text-style-name="P3" svg:width="5.848cm" svg:height="0.636cm" svg:x="8.897cm" svg:y="1.812cm"><draw:text-box><text:p>Personal Information </text:p></draw:text-box></draw:frame><draw:custom-shape text:anchor-type="paragraph" draw:z-index="10" draw:name="Shape11" draw:style-name="gr8" draw:text-style-name="P1" svg:width="2.62cm" svg:height="0.927cm" svg:x="12.522cm" svg:y="6.997cm"><text:p/><draw:enhanced-geometry svg:viewBox="0 0 21600 21600" draw:type="rectangle" draw:enhanced-path="M 0 0 L 21600 0 21600 21600 0 21600 0 0 Z N"/></draw:custom-shape><draw:frame text:anchor-type="paragraph" draw:z-index="11" draw:name="Shape12" draw:style-name="gr9" draw:text-style-name="P3" svg:width="2.012cm" svg:height="0.489cm" svg:x="12.892cm" svg:y="7.315cm"><draw:text-box><text:p>SUBMIT</text:p></draw:text-box></draw:frame><draw:custom-shape text:anchor-type="paragraph" draw:z-index="3" draw:name="Shape5" draw:style-name="gr4" draw:text-style-name="P2" svg:width="0.239cm" svg:height="0.239cm" svg:x="4.055cm" svg:y="7.7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4" draw:style-name="gr5" draw:text-style-name="P2" svg:width="0.186cm" svg:height="0.186cm" svg:x="3.5cm" svg:y="7.8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2" svg:width="0.212cm" svg:height="0.212cm" svg:x="2.97cm" svg:y="7.79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2" draw:name="Shape13" draw:style-name="gr2" draw:text-style-name="P2" svg:x1="-0.628cm" svg:y1="0.039cm" svg:x2="17.073cm" svg:y2="0.039cm"><text:p/></draw:line><draw:line text:anchor-type="paragraph" draw:z-index="13" draw:name="Shape14" draw:style-name="gr2" draw:text-style-name="P2" svg:x1="-0.628cm" svg:y1="0.674cm" svg:x2="-0.628cm" svg:y2="9.617cm"><text:p/></draw:line><draw:line text:anchor-type="paragraph" draw:z-index="14" draw:name="Shape15" draw:style-name="gr2" draw:text-style-name="P2" svg:x1="-0.628cm" svg:y1="9.617cm" svg:x2="16.993cm" svg:y2="9.617cm"><text:p/></draw:line><draw:line text:anchor-type="paragraph" draw:z-index="15" draw:name="Shape16" draw:style-name="gr2" draw:text-style-name="P2" svg:x1="17.073cm" svg:y1="0.674cm" svg:x2="17.073cm" svg:y2="9.617cm"><text:p/></draw:line><draw:line text:anchor-type="paragraph" draw:z-index="16" draw:name="Shape17" draw:style-name="gr2" draw:text-style-name="P2" svg:x1="17.073cm" svg:y1="0.674cm" svg:x2="17.073cm" svg:y2="0.039cm"><text:p/></draw:line><draw:line text:anchor-type="paragraph" draw:z-index="17" draw:name="Shape18" draw:style-name="gr2" draw:text-style-name="P2" svg:x1="-0.628cm" svg:y1="0.674cm" svg:x2="-0.628cm" svg:y2="0.039cm"><text:p/></draw:line><draw:frame text:anchor-type="paragraph" draw:z-index="18" draw:name="Shape19" draw:style-name="gr10" draw:text-style-name="P3" svg:width="2.356cm" svg:height="0.583cm" svg:x="15.247cm" svg:y="0.383cm"><draw:text-box><text:p>LOGO</text:p></draw:text-box></draw:frame><draw:line text:anchor-type="paragraph" draw:z-index="19" draw:name="Shape20" draw:style-name="gr2" draw:text-style-name="P2" svg:x1="-0.363cm" svg:y1="13.268cm" svg:x2="-0.363cm" svg:y2="23.031cm"><text:p/></draw:line><draw:line text:anchor-type="paragraph" draw:z-index="20" draw:name="Shape21" draw:style-name="gr2" draw:text-style-name="P2" svg:x1="-0.363cm" svg:y1="13.268cm" svg:x2="17.867cm" svg:y2="13.268cm"><text:p/></draw:line><draw:line text:anchor-type="paragraph" draw:z-index="21" draw:name="Shape22" draw:style-name="gr2" draw:text-style-name="P2" svg:x1="17.866cm" svg:y1="13.268cm" svg:x2="17.866cm" svg:y2="22.449cm"><text:p/></draw:line><draw:line text:anchor-type="paragraph" draw:z-index="22" draw:name="Shape23" draw:style-name="gr2" draw:text-style-name="P2" svg:x1="-0.363cm" svg:y1="23.031cm" svg:x2="17.867cm" svg:y2="23.031cm"><text:p/></draw:line><draw:line text:anchor-type="paragraph" draw:z-index="23" draw:name="Shape24" draw:style-name="gr2" draw:text-style-name="P2" svg:x1="17.866cm" svg:y1="22.449cm" svg:x2="17.866cm" svg:y2="23.031cm"><text:p/></draw:line><draw:custom-shape text:anchor-type="paragraph" draw:z-index="24" draw:name="Shape25" draw:style-name="gr11" draw:text-style-name="P4" svg:width="14.687cm" svg:height="6.061cm" svg:x="1.251cm" svg:y="16.258cm"><text:p/><draw:enhanced-geometry svg:viewBox="0 0 21600 21600" draw:type="rectangle" draw:enhanced-path="M 0 0 L 21600 0 21600 21600 0 21600 0 0 Z N"/></draw:custom-shape><draw:line text:anchor-type="paragraph" draw:z-index="25" draw:name="Shape26" draw:style-name="gr2" draw:text-style-name="P2" svg:x1="-0.363cm" svg:y1="14.855cm" svg:x2="17.867cm" svg:y2="14.855cm"><text:p/></draw:line><draw:frame text:anchor-type="paragraph" draw:z-index="26" draw:name="Shape27" draw:style-name="gr12" draw:text-style-name="P3" svg:width="4.578cm" svg:height="0.847cm" svg:x="-0.046cm" svg:y="13.691cm"><draw:text-box><text:p>NAME</text:p></draw:text-box></draw:frame><draw:frame text:anchor-type="paragraph" draw:z-index="27" draw:name="Shape28" draw:style-name="gr13" draw:text-style-name="P3" svg:width="2.541cm" svg:height="0.609cm" svg:x="1.991cm" svg:y="13.691cm"><draw:text-box><text:p>SCORE</text:p></draw:text-box></draw:frame><draw:frame text:anchor-type="paragraph" draw:z-index="28" draw:name="Shape29" draw:style-name="gr14" draw:text-style-name="P3" svg:width="2.435cm" svg:height="0.742cm" svg:x="14.903cm" svg:y="13.691cm"><draw:text-box><text:p>LOGO</text:p></draw:text-box></draw:frame><draw:custom-shape text:anchor-type="paragraph" draw:z-index="29" draw:name="Shape30" draw:style-name="gr15" draw:text-style-name="P1" svg:width="0.715cm" svg:height="6.033cm" svg:x="17.152cm" svg:y="16.178cm"><text:p/><draw:enhanced-geometry svg:viewBox="0 0 21600 21600" draw:type="rectangle" draw:enhanced-path="M 0 0 L 21600 0 21600 21600 0 21600 0 0 Z N"/></draw:custom-shape><draw:custom-shape text:anchor-type="paragraph" draw:z-index="30" draw:name="Shape30" draw:style-name="gr15" draw:text-style-name="P1" svg:width="0.715cm" svg:height="6.033cm" svg:x="-0.363cm" svg:y="16.258cm"><text:p/><draw:enhanced-geometry svg:viewBox="0 0 21600 21600" draw:type="rectangle" draw:enhanced-path="M 0 0 L 21600 0 21600 21600 0 21600 0 0 Z N"/></draw:custom-shape><draw:frame text:anchor-type="paragraph" draw:z-index="31" draw:name="Shape31" draw:style-name="gr16" draw:text-style-name="P5" svg:width="10.267cm" svg:height="3.335cm" svg:x="5.352cm" svg:y="18.189cm"><draw:text-box><text:p><text:span text:style-name="T1">ROUND 1</text:span></text:p></draw:text-box></draw:frame><draw:custom-shape text:anchor-type="paragraph" draw:z-index="32" draw:name="Shape32" draw:style-name="gr17" draw:text-style-name="P1" svg:width="3.731cm" svg:height="1.086cm" svg:x="6.251cm" svg:y="20.438cm"><text:p/><draw:enhanced-geometry svg:viewBox="0 0 21600 21600" draw:type="rectangle" draw:enhanced-path="M 0 0 L 21600 0 21600 21600 0 21600 0 0 Z N"/></draw:custom-shape><draw:frame text:anchor-type="paragraph" draw:z-index="33" draw:name="Shape33" draw:style-name="gr18" draw:text-style-name="P6" svg:width="2.964cm" svg:height="0.489cm" svg:x="7.521cm" svg:y="20.65cm"><draw:text-box><text:p><text:span text:style-name="T2">STAR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20:46.954597534</meta:creation-date>
    <meta:print-date>2018-11-14T09:39:05.157150607</meta:print-date>
    <dc:date>2018-11-14T09:39:23.812725138</dc:date>
    <meta:editing-duration>PT8M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